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ür die zu kleinen Textfelder im Formular sind hier noch die Inhalte in voller Länge</text:p>
      <text:p text:style-name="P1"/>
      <text:p text:style-name="P1"/>
      <text:p text:style-name="P1">3.1 Welches technische Problem soll durch Ihre Erfindung gelöst werden? <text:line-break/></text:p>
      <text:p text:style-name="P1">Brettspiele haben in der Regel einen starren Aufbau. Spiele, bei denen Karten auf eine Spielfläche gelegt werden, sind variabel. Bei einer Kombination, bei der sich durch das Auslegen von Spielkarten das Spielbrett aufgebaut, verändert oder erweitert wird, indem die Karten temporär Teil des Spielbrettes werden, ergeben sich folgende Probleme:</text:p>
      <text:p text:style-name="P1">- die Karten nehmen nebeneinander liegend sehr viel Platz ein, die Spielfläche wird sehr groß</text:p>
      <text:p text:style-name="P1">- Spielfiguren stören, wenn die Karten aufgenommen, gedreht oder verschoben werden sollen</text:p>
      <text:p text:style-name="P1">- die Karten verrutschen sehr leicht oder werden durch einen Luftzug fortgeweht, was das Spiel zerstört</text:p>
      <text:p text:style-name="P1"/>
      <text:p text:style-name="P1"/>
      <text:p text:style-name="P1">3.3 Wie wird diese Aufgabe durch Ihre Erfindung gelöst? <text:line-break/></text:p>
      <text:p text:style-name="P1">Die Erfindungen besteht aus mehreren Teilen</text:p>
      <text:p text:style-name="P1">- Das Spielbrett verfügt über schmale Schlitze die es erlauben die Spielkarten aufrecht einzustecken</text:p>
      <text:p text:style-name="P1">- Es wird ein Raum unterhalb des Spielbrettesgeschaffen, so dass die Spielkarten einsinken und nur wenig aus dem Spielbrett nach oben heraus schauen. Dieser Raum kann beispielsweise durch Verwendung der Verpackungsbox geschaffen werden</text:p>
      <text:p text:style-name="P1">- Das Spielbrett liegt, gegen Verrutschen gesichert, auf dem so geschaffenen Spielraum</text:p>
      <text:p text:style-name="P1">- Am Boden des Spielraums ist eine Vorrichtung angebracht, welche sicher stellt, dass die Karten stehen bleiben und nicht unten wegrutschen und in den Spielraum fallen.</text:p>
      <text:p text:style-name="P1"/>
      <text:p text:style-name="P1"/>
      <text:p text:style-name="P1">7.3 Welche Informationen haben Sie über den Markt? (z.B. Branchen, Einsatzbereiche, Marktpotenzial,erwartetes Marktvolumen, Aufteilung der Märkte nach Regionen/Ländern, Wettbewerber) <text:line-break/></text:p>
      <text:p text:style-name="P1">Der Brettspielmarkt boomt seit vielen Jahrzehnten, die Anzahl der Neuerscheinungen wächst jedes Jahr. Weltweit hatte der Brettspielmarkt 2018 eine Größe von 8.7 Millarden Dollar, ein dauerhaftes Wachstum von 4% pro Jahr ist prognostiziert. von Allein in Deutschland wurde 2017 ein Gesamtumsatz von einer halben Milliarde Euro durch Gesellschaftsspiele und Puzzle erreicht, 10 Jahre zuvor waren es 100 Millionen weniger.</text:p>
      <text:p text:style-name="P1"><text:s/></text:p>
      <text:p text:style-name="P1">Viele Spiele aber sind lediglich Varianten bekannter Vorbilder. Die Erfindung dagegen ermöglicht völlig neue Spielformen und definiert ein eigenes Segment, dass noch gänzlich frei i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0-07-06T13:58:59.19</meta:creation-date>
    <meta:printed-by>Jirka Dell'Oro-Friedl</meta:printed-by>
    <meta:print-date>2020-07-06T14:33:32.02</meta:print-date>
    <meta:document-statistic meta:table-count="0" meta:image-count="0" meta:object-count="0" meta:page-count="1" meta:paragraph-count="16" meta:word-count="321" meta:character-count="2267"/>
    <dc:date>2020-07-06T14:56:18.83</dc:date>
    <dc:creator>Jirka Dell'Oro-Friedl</dc:creator>
    <meta:editing-duration>PT11M59S</meta:editing-duration>
    <meta:editing-cycles>1</meta:editing-cycles>
    <meta:generator>OpenOffice/4.1.5$Win32 OpenOffice.org_project/415m1$Build-9789</meta:generator>
  </office:meta>
</office:document-meta>
</file>